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DM Sans" svg:font-family="'DM Sans', sans-serif"/>
    <style:font-face style:name="DM Serif Display" svg:font-family="'DM Serif Display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bs-font-monospace" svg:font-family="'var bs-font-monospace'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line-height="120%" fo:text-indent="0in" style:auto-text-indent="false" fo:padding="0in" fo:border="none"/>
      <style:text-properties fo:color="#1c1c1c" loext:opacity="100%" style:font-name="DM Serif Display" fo:font-weight="bold"/>
    </style:style>
    <style:style style:name="P2" style:family="paragraph" style:parent-style-name="Preformatted_20_Text">
      <style:paragraph-properties fo:margin-top="0in" fo:margin-bottom="0in" style:contextual-spacing="false" fo:line-height="150%" fo:text-align="start" style:justify-single-word="false"/>
    </style:style>
    <style:style style:name="P3" style:family="paragraph" style:parent-style-name="Preformatted_20_Text">
      <style:paragraph-properties fo:margin-top="0in" fo:margin-bottom="0.052in" style:contextual-spacing="false"/>
    </style:style>
    <style:style style:name="P4" style:family="paragraph" style:parent-style-name="Preformatted_20_Text">
      <style:paragraph-properties fo:margin-top="0in" fo:margin-bottom="0.052in" style:contextual-spacing="false"/>
      <style:text-properties fo:color="#1c1c1c" loext:opacity="100%" style:font-name="var bs-font-monospace" fo:font-size="8.25pt" fo:background-color="#dee6ef" loext:padding="0in" loext:border="none"/>
    </style:style>
    <style:style style:name="P5" style:family="paragraph" style:parent-style-name="Preformatted_20_Text">
      <style:paragraph-properties fo:margin-top="0in" fo:margin-bottom="0.052in" style:contextual-spacing="false"/>
      <style:text-properties fo:color="#1c1c1c" loext:opacity="100%" style:font-name="var bs-font-monospace" fo:font-size="8.25pt" fo:background-color="#b4c7dc" loext:padding="0in" loext:border="none"/>
    </style:style>
    <style:style style:name="P6" style:family="paragraph" style:parent-style-name="Preformatted_20_Text">
      <style:paragraph-properties fo:margin-top="0in" fo:margin-bottom="0in" style:contextual-spacing="false" fo:line-height="150%" fo:text-align="start" style:justify-single-word="false"/>
      <style:text-properties fo:color="#1c1c1c" loext:opacity="100%" fo:background-color="#dee6ef"/>
    </style:style>
    <style:style style:name="P7" style:family="paragraph" style:parent-style-name="Preformatted_20_Text">
      <style:paragraph-properties fo:margin-top="0in" fo:margin-bottom="0in" style:contextual-spacing="false" fo:line-height="150%" fo:text-align="start" style:justify-single-word="false"/>
      <style:text-properties fo:color="#1c1c1c" loext:opacity="100%" fo:background-color="#b4c7dc"/>
    </style:style>
    <style:style style:name="P8" style:family="paragraph" style:parent-style-name="Preformatted_20_Text">
      <style:paragraph-properties fo:margin-top="0in" fo:margin-bottom="0.052in" style:contextual-spacing="false"/>
      <style:text-properties fo:color="#000000" loext:opacity="100%" style:font-name="var bs-font-monospace" fo:font-size="8.25pt" fo:background-color="transparent" loext:padding="0in" loext:border="none"/>
    </style:style>
    <style:style style:name="P9" style:family="paragraph" style:parent-style-name="Preformatted_20_Text">
      <style:paragraph-properties fo:margin-top="0in" fo:margin-bottom="0in" style:contextual-spacing="false" fo:line-height="150%" fo:text-align="start" style:justify-single-word="false"/>
      <style:text-properties fo:color="#000000" loext:opacity="100%" fo:background-color="#b4c7dc"/>
    </style:style>
    <style:style style:name="P10" style:family="paragraph" style:parent-style-name="Standard">
      <style:text-properties fo:color="#1c1c1c" loext:opacity="100%"/>
    </style:style>
    <style:style style:name="P11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4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1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6" style:family="paragraph" style:parent-style-name="Text_20_body" style:list-style-name="L3">
      <style:paragraph-properties fo:margin-top="0in" fo:margin-bottom="0in" style:contextual-spacing="false" fo:padding="0in" fo:border="none"/>
    </style:style>
    <style:style style:name="P17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8" style:family="paragraph" style:parent-style-name="Text_20_body" style:list-style-name="L4">
      <style:paragraph-properties fo:margin-top="0in" fo:margin-bottom="0in" style:contextual-spacing="false" fo:padding="0in" fo:border="none"/>
    </style:style>
    <style:style style:name="P19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0" style:family="paragraph" style:parent-style-name="Text_20_body">
      <style:paragraph-properties fo:margin-top="0in" fo:margin-bottom="0in" style:contextual-spacing="false" fo:line-height="100%" fo:text-align="center" style:justify-single-word="false" fo:orphans="1" fo:widows="2"/>
      <style:text-properties fo:font-variant="normal" fo:text-transform="none" fo:color="#1c1c1c" loext:opacity="100%" fo:letter-spacing="normal" fo:background-color="#dee6ef" loext:padding="0in" loext:border="none"/>
    </style:style>
    <style:style style:name="P21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2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3" style:family="paragraph" style:parent-style-name="Text_20_body" style:list-style-name="L7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4" style:family="paragraph" style:parent-style-name="Text_20_body" style:list-style-name="L8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5" style:family="paragraph" style:parent-style-name="Text_20_body" style:list-style-name="L9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6" style:family="paragraph" style:parent-style-name="Text_20_body" style:list-style-name="L10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7" style:family="paragraph" style:parent-style-name="Text_20_body">
      <style:paragraph-properties fo:margin-left="0in" fo:margin-right="0in" fo:text-indent="0in" style:auto-text-indent="false" fo:padding="0in" fo:border="none"/>
      <style:text-properties fo:color="#1c1c1c" loext:opacity="100%" fo:font-weight="normal"/>
    </style:style>
    <style:style style:name="P28" style:family="paragraph" style:parent-style-name="Text_20_body">
      <style:paragraph-properties fo:line-height="100%" fo:text-align="center" style:justify-single-word="false"/>
      <style:text-properties fo:color="#1c1c1c" loext:opacity="100%" fo:font-weight="normal" fo:background-color="#dee6ef" loext:padding="0in" loext:border="none"/>
    </style:style>
    <style:style style:name="P29" style:family="paragraph" style:parent-style-name="Text_20_body">
      <style:paragraph-properties fo:margin-left="0in" fo:margin-right="0in" fo:margin-top="0in" fo:margin-bottom="0in" style:contextual-spacing="false" fo:orphans="0" fo:widows="2" fo:text-indent="0in" style:auto-text-indent="false"/>
      <style:text-properties fo:color="#1c1c1c" loext:opacity="100%" fo:font-weight="normal" fo:background-color="#dee6ef" loext:padding="0in" loext:border="none"/>
    </style:style>
    <style:style style:name="T1" style:family="text">
      <style:text-properties style:font-name="Consolas" fo:font-size="8.25pt" fo:background-color="#282a36" loext:char-shading-value="0" loext:padding="0in" loext:border="none"/>
    </style:style>
    <style:style style:name="T2" style:family="text">
      <style:text-properties style:font-name="Consolas" fo:font-size="8.25pt" fo:background-color="transparent" loext:char-shading-value="0" loext:padding="0in" loext:border="none"/>
    </style:style>
    <style:style style:name="T3" style:family="text">
      <style:text-properties fo:font-size="8.25pt" fo:font-weight="bold" loext:padding="0in" loext:border="none"/>
    </style:style>
    <style:style style:name="T4" style:family="text">
      <style:text-properties fo:color="#f8f8f2" loext:opacity="100%" style:font-name="Consolas" fo:font-size="8.25pt" fo:background-color="#282a36" loext:char-shading-value="0" loext:padding="0in" loext:border="none"/>
    </style:style>
    <style:style style:name="T5" style:family="text">
      <style:text-properties fo:color="#f8f8f2" loext:opacity="100%" fo:background-color="#282a36" loext:char-shading-value="0" loext:padding="0in" loext:border="none"/>
    </style:style>
    <style:style style:name="T6" style:family="text">
      <style:text-properties fo:color="#ff79c6" loext:opacity="100%" style:font-name="Consolas" fo:font-size="8.25pt" fo:background-color="#282a36" loext:char-shading-value="0" loext:padding="0in" loext:border="none"/>
    </style:style>
    <style:style style:name="T7" style:family="text">
      <style:text-properties fo:color="#8be9fd" loext:opacity="100%" style:font-name="Consolas" fo:font-size="8.25pt" fo:background-color="#282a36" loext:char-shading-value="0" loext:padding="0in" loext:border="none"/>
    </style:style>
    <style:style style:name="T8" style:family="text">
      <style:text-properties fo:color="#50fa7b" loext:opacity="100%" style:font-name="Consolas" fo:font-size="8.25pt" fo:background-color="#282a36" loext:char-shading-value="0" loext:padding="0in" loext:border="none"/>
    </style:style>
    <style:style style:name="T9" style:family="text">
      <style:text-properties fo:background-color="#282a36" loext:char-shading-value="0" loext:padding="0in" loext:border="none"/>
    </style:style>
    <style:style style:name="T10" style:family="text">
      <style:text-properties style:font-name="var bs-font-monospace" fo:font-size="8.25pt" fo:font-weight="normal" loext:padding="0in" loext:border="none"/>
    </style:style>
    <style:style style:name="T11" style:family="text">
      <style:text-properties style:font-name="var bs-font-monospace" fo:font-size="8.25pt" fo:background-color="#282a36" loext:char-shading-value="0" loext:padding="0in" loext:border="none"/>
    </style:style>
    <style:style style:name="T12" style:family="text">
      <style:text-properties fo:color="#d63384" loext:opacity="100%" style:font-name="var bs-font-monospace" fo:font-size="8.25pt" fo:font-weight="normal" loext:padding="0in" loext:border="none"/>
    </style:style>
    <style:style style:name="T13" style:family="text">
      <style:text-properties fo:color="#d63384" loext:opacity="100%" fo:font-size="8.25pt" fo:font-weight="bold" loext:padding="0in" loext:border="none"/>
    </style:style>
    <style:style style:name="T14" style:family="text">
      <style:text-properties fo:font-weight="normal"/>
    </style:style>
    <style:style style:name="T15" style:family="text">
      <style:text-properties fo:color="#f1fa8c" loext:opacity="100%" style:font-name="Consolas" fo:font-size="8.25pt" fo:background-color="#282a36" loext:char-shading-value="0" loext:padding="0in" loext:border="none"/>
    </style:style>
    <style:style style:name="T16" style:family="text">
      <style:text-properties fo:color="#bd93f9" loext:opacity="100%" style:font-name="Consolas" fo:font-size="8.25pt" fo:background-color="#282a36" loext:char-shading-value="0" loext:padding="0in" loext:border="none"/>
    </style:style>
    <style:style style:name="T17" style:family="text">
      <style:text-properties fo:color="#6272a4" loext:opacity="100%" style:font-name="Consolas" fo:font-size="8.25pt" fo:background-color="#282a36" loext:char-shading-value="0" loext:padding="0in" loext:border="none"/>
    </style:style>
    <style:style style:name="T18" style:family="text">
      <style:text-properties fo:color="#e8e8e8" loext:opacity="100%" fo:font-weight="normal"/>
    </style:style>
    <style:style style:name="T19" style:family="text">
      <style:text-properties fo:font-size="9pt"/>
    </style:style>
    <style:style style:name="T20" style:family="text">
      <style:text-properties style:font-name="DM Sans" fo:font-size="10.5pt" fo:font-style="normal" fo:font-weight="normal"/>
    </style:style>
    <style:style style:name="T21" style:family="text">
      <style:text-properties fo:font-weight="bold"/>
    </style:style>
    <style:style style:name="T22" style:family="text">
      <style:text-properties fo:color="#1c1c1c" loext:opacity="100%" style:font-name="Consolas" fo:font-size="8.25pt" fo:background-color="#282a36" loext:char-shading-value="0" loext:padding="0in" loext:border="none"/>
    </style:style>
    <style:style style:name="T23" style:family="text">
      <style:text-properties fo:color="#1c1c1c" loext:opacity="100%" style:font-name="Consolas" fo:font-size="8.25pt" loext:padding="0in" loext:border="none"/>
    </style:style>
    <style:style style:name="T24" style:family="text">
      <style:text-properties fo:color="#1c1c1c" loext:opacity="100%" style:font-name="Consolas" fo:font-size="8.25pt" fo:background-color="transparent" loext:char-shading-value="0" loext:padding="0in" loext:border="none"/>
    </style:style>
    <style:style style:name="T25" style:family="text">
      <style:text-properties fo:color="#1c1c1c" loext:opacity="100%" style:font-name="Consolas" fo:font-size="8.25pt" fo:background-color="transparent" loext:char-shading-value="0" loext:padding="0in" loext:border="none"/>
    </style:style>
    <style:style style:name="T26" style:family="text">
      <style:text-properties fo:color="#1c1c1c" loext:opacity="100%" style:font-name="Consolas" fo:font-size="8.25pt" fo:background-color="#dee6ef" loext:char-shading-value="0" loext:padding="0in" loext:border="none"/>
    </style:style>
    <style:style style:name="T27" style:family="text">
      <style:text-properties fo:color="#1c1c1c" loext:opacity="100%" style:font-name="Consolas" fo:font-size="8.25pt" fo:background-color="#dee6ef" loext:char-shading-value="0" loext:padding="0in" loext:border="none"/>
    </style:style>
    <style:style style:name="T28" style:family="text">
      <style:text-properties fo:color="#1c1c1c" loext:opacity="100%" style:font-name="Consolas" fo:font-size="8.25pt" fo:background-color="#b4c7dc" loext:char-shading-value="0" loext:padding="0in" loext:border="none"/>
    </style:style>
    <style:style style:name="T29" style:family="text">
      <style:text-properties fo:color="#1c1c1c" loext:opacity="100%" style:font-name="Consolas" fo:font-size="8.25pt" fo:background-color="#b4c7dc" loext:char-shading-value="0" loext:padding="0in" loext:border="none"/>
    </style:style>
    <style:style style:name="T30" style:family="text">
      <style:text-properties fo:color="#1c1c1c" loext:opacity="100%" style:font-name="var bs-font-monospace" fo:font-size="8.25pt" fo:font-weight="normal" loext:padding="0in" loext:border="none"/>
    </style:style>
    <style:style style:name="T31" style:family="text">
      <style:text-properties fo:color="#1c1c1c" loext:opacity="100%" style:font-name="var bs-font-monospace" fo:font-size="8.25pt" fo:background-color="#282a36" loext:char-shading-value="0" loext:padding="0in" loext:border="none"/>
    </style:style>
    <style:style style:name="T32" style:family="text">
      <style:text-properties fo:color="#1c1c1c" loext:opacity="100%" style:font-name="var bs-font-monospace" fo:font-size="8.25pt" loext:padding="0in" loext:border="none"/>
    </style:style>
    <style:style style:name="T33" style:family="text">
      <style:text-properties fo:color="#1c1c1c" loext:opacity="100%" style:font-name="var bs-font-monospace" fo:font-size="8.25pt" fo:background-color="#dee6ef" loext:char-shading-value="0" loext:padding="0in" loext:border="none"/>
    </style:style>
    <style:style style:name="T34" style:family="text">
      <style:text-properties fo:color="#1c1c1c" loext:opacity="100%" style:font-name="var bs-font-monospace" fo:font-size="8.25pt" fo:background-color="#dee6ef" loext:char-shading-value="0" loext:padding="0in" loext:border="none"/>
    </style:style>
    <style:style style:name="T35" style:family="text">
      <style:text-properties fo:color="#1c1c1c" loext:opacity="100%" fo:font-weight="normal"/>
    </style:style>
    <style:style style:name="T36" style:family="text">
      <style:text-properties fo:color="#1c1c1c" loext:opacity="100%" fo:background-color="#282a36" loext:char-shading-value="0" loext:padding="0in" loext:border="none"/>
    </style:style>
    <style:style style:name="T37" style:family="text">
      <style:text-properties fo:color="#1c1c1c" loext:opacity="100%" fo:font-weight="bold"/>
    </style:style>
    <style:style style:name="T38" style:family="text">
      <style:text-properties fo:color="#1c1c1c" loext:opacity="100%" fo:font-size="8.25pt" fo:font-weight="bold" loext:padding="0in" loext:border="none"/>
    </style:style>
    <style:style style:name="T39" style:family="text">
      <style:text-properties fo:color="#1c1c1c" loext:opacity="100%" loext:padding="0in" loext:border="none"/>
    </style:style>
    <style:style style:name="T40" style:family="text">
      <style:text-properties fo:color="#1c1c1c" loext:opacity="100%" fo:background-color="transparent" loext:char-shading-value="0" loext:padding="0in" loext:border="none"/>
    </style:style>
    <style:style style:name="T41" style:family="text">
      <style:text-properties fo:color="#1c1c1c" loext:opacity="100%" fo:background-color="transparent" loext:char-shading-value="0" loext:padding="0in" loext:border="none"/>
    </style:style>
    <style:style style:name="T42" style:family="text">
      <style:text-properties fo:color="#1c1c1c" loext:opacity="100%" fo:background-color="#dee6ef" loext:char-shading-value="0" loext:padding="0in" loext:border="none"/>
    </style:style>
    <style:style style:name="T43" style:family="text">
      <style:text-properties fo:color="#1c1c1c" loext:opacity="100%" fo:background-color="#dee6ef" loext:char-shading-value="0" loext:padding="0in" loext:border="none"/>
    </style:style>
    <style:style style:name="T44" style:family="text">
      <style:text-properties fo:color="#1c1c1c" loext:opacity="100%" fo:background-color="#b4c7dc" loext:char-shading-value="0" loext:padding="0in" loext:border="none"/>
    </style:style>
    <style:style style:name="T45" style:family="text">
      <style:text-properties fo:color="#1c1c1c" loext:opacity="100%" fo:background-color="#b4c7dc" loext:char-shading-value="0" loext:padding="0in" loext:border="none"/>
    </style:style>
    <style:style style:name="T46" style:family="text">
      <style:text-properties fo:background-color="transparent" loext:char-shading-value="0" loext:padding="0in" loext:border="none"/>
    </style:style>
    <style:style style:name="T47" style:family="text">
      <style:text-properties fo:color="#666666" loext:opacity="100%" style:font-name="Consolas" fo:font-size="8.25pt" fo:background-color="transparent" loext:char-shading-value="0" loext:padding="0in" loext:border="none"/>
    </style:style>
    <style:style style:name="T48" style:family="text">
      <style:text-properties fo:color="#666666" loext:opacity="100%" fo:background-color="transparent" loext:char-shading-value="0" loext:padding="0in" loext:border="none"/>
    </style:style>
    <style:style style:name="T49" style:family="text">
      <style:text-properties fo:color="#ffff00" loext:opacity="100%" style:font-name="Consolas" fo:font-size="8.25pt" fo:background-color="transparent" loext:char-shading-value="0" loext:padding="0in" loext:border="none"/>
    </style:style>
    <style:style style:name="T50" style:family="text">
      <style:text-properties fo:color="#ffff00" loext:opacity="100%" fo:background-color="transparent" loext:char-shading-value="0" loext:padding="0in" loext:border="none"/>
    </style:style>
    <style:style style:name="T51" style:family="text">
      <style:text-properties fo:color="#000000" loext:opacity="100%" style:font-name="Consolas" fo:font-size="8.25pt" fo:background-color="transparent" loext:char-shading-value="0" loext:padding="0in" loext:border="none"/>
    </style:style>
    <style:style style:name="T52" style:family="text">
      <style:text-properties fo:color="#000000" loext:opacity="100%" style:font-name="Consolas" fo:font-size="8.25pt" loext:padding="0in" loext:border="none"/>
    </style:style>
    <style:style style:name="T53" style:family="text">
      <style:text-properties fo:color="#000000" loext:opacity="100%" style:font-name="Consolas" fo:font-size="8.25pt" fo:background-color="#2a6099" loext:char-shading-value="0" loext:padding="0in" loext:border="none"/>
    </style:style>
    <style:style style:name="T54" style:family="text">
      <style:text-properties fo:color="#000000" loext:opacity="100%" style:font-name="Consolas" fo:font-size="8.25pt" fo:background-color="#2a6099" loext:char-shading-value="0" loext:padding="0in" loext:border="none"/>
    </style:style>
    <style:style style:name="T55" style:family="text">
      <style:text-properties fo:color="#000000" loext:opacity="100%" style:font-name="Consolas" fo:font-size="8.25pt" fo:background-color="#b4c7dc" loext:char-shading-value="0" loext:padding="0in" loext:border="none"/>
    </style:style>
    <style:style style:name="T56" style:family="text">
      <style:text-properties fo:color="#000000" loext:opacity="100%" style:font-name="Consolas" fo:font-size="8.25pt" fo:background-color="#b4c7dc" loext:char-shading-value="0" loext:padding="0in" loext:border="none"/>
    </style:style>
    <style:style style:name="T57" style:family="text">
      <style:text-properties fo:color="#000000" loext:opacity="100%" fo:background-color="transparent" loext:char-shading-value="0" loext:padding="0in" loext:border="none"/>
    </style:style>
    <style:style style:name="T58" style:family="text">
      <style:text-properties fo:color="#000000" loext:opacity="100%" loext:padding="0in" loext:border="none"/>
    </style:style>
    <style:style style:name="T59" style:family="text">
      <style:text-properties fo:color="#000000" loext:opacity="100%" fo:background-color="#2a6099" loext:char-shading-value="0" loext:padding="0in" loext:border="none"/>
    </style:style>
    <style:style style:name="T60" style:family="text">
      <style:text-properties fo:color="#000000" loext:opacity="100%" fo:background-color="#2a6099" loext:char-shading-value="0" loext:padding="0in" loext:border="none"/>
    </style:style>
    <style:style style:name="T61" style:family="text">
      <style:text-properties fo:color="#000000" loext:opacity="100%" fo:background-color="#b4c7dc" loext:char-shading-value="0" loext:padding="0in" loext:border="none"/>
    </style:style>
    <style:style style:name="T62" style:family="text">
      <style:text-properties fo:color="#000000" loext:opacity="100%" fo:background-color="#b4c7dc" loext:char-shading-value="0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6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Давайте разберем этот код по частям, убрав примечания от Git и объясняя каждую строку.</text:p>
      <text:h text:style-name="P1" text:outline-level="3">Включение библиотек и заголовочных файлов</text:h>
      <text:p text:style-name="P2"><text:span text:style-name="Source_20_Text"><text:span text:style-name="T27">#include &lt;stdlib.h&gt;</text:span></text:span></text:p>
      <text:p text:style-name="P2"><text:span text:style-name="Source_20_Text"><text:span text:style-name="T27">#include &lt;check.h&gt;</text:span></text:span></text:p>
      <text:p text:style-name="P2"><text:span text:style-name="Source_20_Text"><text:span text:style-name="T27">#include "../src/money.h"</text:span></text:span></text:p>
      <text:p text:style-name="P4">Apply</text:p>
      <text:list xml:id="list1136275358" text:style-name="L1">
        <text:list-item>
          <text:p text:style-name="P13"><text:span text:style-name="Source_20_Text"><text:span text:style-name="T30">#include &lt;stdlib.h&gt;</text:span></text:span><text:span text:style-name="T35">: Включает стандартную библиотеку C, которая предоставляет функции для работы с памятью, числами, строками и другими операциями.</text:span></text:p>
        </text:list-item>
        <text:list-item>
          <text:p text:style-name="P12"><text:span text:style-name="Source_20_Text"><text:span text:style-name="T30">#include &lt;check.h&gt;</text:span></text:span><text:span text:style-name="T35">: Включает заголовочный файл фреймворка Check, который используется для написания и выполнения тестов.</text:span></text:p>
        </text:list-item>
        <text:list-item>
          <text:p text:style-name="P12"><text:span text:style-name="Source_20_Text"><text:span text:style-name="T30">#include "../src/money.h"</text:span></text:span><text:span text:style-name="T35">: Включает заголовочный файл модуля </text:span><text:span text:style-name="Source_20_Text"><text:span text:style-name="T30">money</text:span></text:span><text:span text:style-name="T35">, который, вероятно, содержит объявления функций и типов, используемых в тестах.</text:span></text:p>
        </text:list-item>
      </text:list>
      <text:h text:style-name="P1" text:outline-level="3">Тестовый случай</text:h>
      <text:p text:style-name="P2"><text:span text:style-name="Source_20_Text"><text:span text:style-name="T29">START_TEST(test_money_create)</text:span></text:span></text:p>
      <text:p text:style-name="P2"><text:span text:style-name="Source_20_Text"><text:span text:style-name="T29">{</text:span></text:span></text:p>
      <text:p text:style-name="P2"><text:span text:style-name="Source_20_Text"><text:span text:style-name="T45"><text:s text:c="4"/></text:span></text:span><text:span text:style-name="Source_20_Text"><text:span text:style-name="T29">Money *m;</text:span></text:span></text:p>
      <text:p text:style-name="P7"/>
      <text:p text:style-name="P2"><text:span text:style-name="Source_20_Text"><text:span text:style-name="T45"><text:s text:c="4"/></text:span></text:span><text:span text:style-name="Source_20_Text"><text:span text:style-name="T29">m = money_create(5, "USD");</text:span></text:span></text:p>
      <text:p text:style-name="P2"><text:span text:style-name="Source_20_Text"><text:span text:style-name="T45"><text:s text:c="4"/></text:span></text:span><text:span text:style-name="Source_20_Text"><text:span text:style-name="T29">ck_assert_int_eq(money_amount(m), 5);</text:span></text:span></text:p>
      <text:p text:style-name="P2"><text:span text:style-name="Source_20_Text"><text:span text:style-name="T45"><text:s text:c="4"/></text:span></text:span><text:span text:style-name="Source_20_Text"><text:span text:style-name="T29">ck_assert_str_eq(money_currency(m), "USD");</text:span></text:span></text:p>
      <text:p text:style-name="P2"><text:span text:style-name="Source_20_Text"><text:span text:style-name="T45"><text:s text:c="4"/></text:span></text:span><text:span text:style-name="Source_20_Text"><text:span text:style-name="T29">money_free(m);</text:span></text:span></text:p>
      <text:p text:style-name="P2"><text:span text:style-name="Source_20_Text"><text:span text:style-name="T29">}</text:span></text:span></text:p>
      <text:p text:style-name="P2"><text:span text:style-name="Source_20_Text"><text:span text:style-name="T29">END_TEST</text:span></text:span></text:p>
      <text:p text:style-name="P5">Apply</text:p>
      <text:list xml:id="list2927707733" text:style-name="L2">
        <text:list-item>
          <text:p text:style-name="P15"><text:span text:style-name="Source_20_Text"><text:span text:style-name="T30">START_TEST(test_money_create)</text:span></text:span><text:span text:style-name="T35">: Начинает определение тестовой функции с именем </text:span><text:span text:style-name="Source_20_Text"><text:span text:style-name="T30">test_money_create</text:span></text:span><text:span text:style-name="T35">.</text:span></text:p>
        </text:list-item>
        <text:list-item>
          <text:p text:style-name="P14"><text:span text:style-name="Source_20_Text"><text:span text:style-name="T30">Money *m;</text:span></text:span><text:span text:style-name="T35">: Объявляет указатель на тип </text:span><text:span text:style-name="Source_20_Text"><text:span text:style-name="T30">Money</text:span></text:span><text:span text:style-name="T35">, который, вероятно, представляет собой структуру или тип данных, используемый для работы с деньгами.</text:span></text:p>
        </text:list-item>
        <text:list-item>
          <text:p text:style-name="P14"><text:span text:style-name="Source_20_Text"><text:span text:style-name="T30">m = money_create(5, "USD");</text:span></text:span><text:span text:style-name="T35">: Создает объект </text:span><text:span text:style-name="Source_20_Text"><text:span text:style-name="T30">Money</text:span></text:span><text:span text:style-name="T35"> с суммой 5 и валютой "USD".</text:span></text:p>
        </text:list-item>
        <text:list-item>
          <text:p text:style-name="P14"><text:span text:style-name="Source_20_Text"><text:span text:style-name="T30">ck_assert_int_eq(money_amount(m), 5);</text:span></text:span><text:span text:style-name="T35">: Проверяет, что сумма в объекте </text:span><text:span text:style-name="Source_20_Text"><text:span text:style-name="T30">m</text:span></text:span><text:span text:style-name="T35"> равна 5.</text:span></text:p>
        </text:list-item>
        <text:list-item>
          <text:p text:style-name="P14"><text:span text:style-name="Source_20_Text"><text:span text:style-name="T30">ck_assert_str_eq(money_currency(m), "USD");</text:span></text:span><text:span text:style-name="T35">: Проверяет, что валюта в объекте </text:span><text:span text:style-name="Source_20_Text"><text:span text:style-name="T30">m</text:span></text:span><text:span text:style-name="T35"> равна "USD".</text:span></text:p>
        </text:list-item>
        <text:list-item>
          <text:p text:style-name="P14"><text:span text:style-name="Source_20_Text"><text:span text:style-name="T30">money_free(m);</text:span></text:span><text:span text:style-name="T35">: Освобождает память, выделенную под объект </text:span><text:span text:style-name="Source_20_Text"><text:span text:style-name="T30">m</text:span></text:span><text:span text:style-name="T35">.</text:span></text:p>
        </text:list-item>
        <text:list-item>
          <text:p text:style-name="P14"><text:span text:style-name="Source_20_Text"><text:span text:style-name="T30">END_TEST</text:span></text:span><text:span text:style-name="T35">: Завершает определение тестовой функции.</text:span></text:p>
        </text:list-item>
      </text:list>
      <text:h text:style-name="P1" text:outline-level="3">Создание тестового набора</text:h>
      <text:p text:style-name="P2"><text:span text:style-name="Source_20_Text"><text:span text:style-name="T27">Suite * money_suite(void)</text:span></text:span></text:p>
      <text:p text:style-name="P2"><text:span text:style-name="Source_20_Text"><text:span text:style-name="T27">{</text:span></text:span></text:p>
      <text:p text:style-name="P2"><text:span text:style-name="Source_20_Text"><text:span text:style-name="T43"><text:s text:c="4"/></text:span></text:span><text:span text:style-name="Source_20_Text"><text:span text:style-name="T27">Suite *s;</text:span></text:span></text:p>
      <text:p text:style-name="P2"><text:span text:style-name="Source_20_Text"><text:span text:style-name="T43"><text:s text:c="4"/></text:span></text:span><text:span text:style-name="Source_20_Text"><text:span text:style-name="T27">TCase *tc_core;</text:span></text:span></text:p>
      <text:p text:style-name="P6"/>
      <text:p text:style-name="P2"><text:span text:style-name="Source_20_Text"><text:span text:style-name="T43"><text:s text:c="4"/></text:span></text:span><text:span text:style-name="Source_20_Text"><text:span text:style-name="T27">s = suite_create("Money");</text:span></text:span></text:p>
      <text:p text:style-name="P6"><text:soft-page-break/></text:p>
      <text:p text:style-name="P2"><text:span text:style-name="Source_20_Text"><text:span text:style-name="T43"><text:s text:c="4"/></text:span></text:span><text:span text:style-name="Source_20_Text"><text:span text:style-name="T27">/* Core test case */</text:span></text:span></text:p>
      <text:p text:style-name="P2"><text:span text:style-name="Source_20_Text"><text:span text:style-name="T43"><text:s text:c="4"/></text:span></text:span><text:span text:style-name="Source_20_Text"><text:span text:style-name="T27">tc_core = tcase_create("Core");</text:span></text:span></text:p>
      <text:p text:style-name="P6"/>
      <text:p text:style-name="P2"><text:span text:style-name="Source_20_Text"><text:span text:style-name="T43"><text:s text:c="4"/></text:span></text:span><text:span text:style-name="Source_20_Text"><text:span text:style-name="T27">tcase_add_test(tc_core, test_money_create);</text:span></text:span></text:p>
      <text:p text:style-name="P2"><text:span text:style-name="Source_20_Text"><text:span text:style-name="T43"><text:s text:c="4"/></text:span></text:span><text:span text:style-name="Source_20_Text"><text:span text:style-name="T27">suite_add_tcase(s, tc_core);</text:span></text:span></text:p>
      <text:p text:style-name="P6"/>
      <text:p text:style-name="P2"><text:span text:style-name="Source_20_Text"><text:span text:style-name="T43"><text:s text:c="4"/></text:span></text:span><text:span text:style-name="Source_20_Text"><text:span text:style-name="T27">return s;</text:span></text:span></text:p>
      <text:p text:style-name="P2"><text:span text:style-name="Source_20_Text"><text:span text:style-name="T27">}</text:span></text:span></text:p>
      <text:p text:style-name="P4">Apply</text:p>
      <text:list xml:id="list2892984175" text:style-name="L3">
        <text:list-item>
          <text:p text:style-name="P17"><text:span text:style-name="Source_20_Text"><text:span text:style-name="T30">Suite * money_suite(void)</text:span></text:span><text:span text:style-name="T35">: Объявляет функцию </text:span><text:span text:style-name="Source_20_Text"><text:span text:style-name="T30">money_suite</text:span></text:span><text:span text:style-name="T35">, которая создает и возвращает тестовый набор для тестирования модуля </text:span><text:span text:style-name="Source_20_Text"><text:span text:style-name="T30">money</text:span></text:span><text:span text:style-name="T35">.</text:span></text:p>
        </text:list-item>
        <text:list-item>
          <text:p text:style-name="P16"><text:span text:style-name="Source_20_Text"><text:span text:style-name="T30">Suite *s;</text:span></text:span><text:span text:style-name="T35">: Объявляет указатель на структуру </text:span><text:span text:style-name="Source_20_Text"><text:span text:style-name="T30">Suite</text:span></text:span><text:span text:style-name="T35">, который будет использоваться для хранения тестового набора.</text:span></text:p>
        </text:list-item>
        <text:list-item>
          <text:p text:style-name="P16"><text:span text:style-name="Source_20_Text"><text:span text:style-name="T30">TCase *tc_core;</text:span></text:span><text:span text:style-name="T35">: Объявляет указатель на структуру </text:span><text:span text:style-name="Source_20_Text"><text:span text:style-name="T30">TCase</text:span></text:span><text:span text:style-name="T35">, который будет использоваться для хранения тестового случая.</text:span></text:p>
        </text:list-item>
        <text:list-item>
          <text:p text:style-name="P16"><text:span text:style-name="Source_20_Text"><text:span text:style-name="T30">s = suite_create("Money");</text:span></text:span><text:span text:style-name="T35">: Создает новый тестовый набор с именем "Money".</text:span></text:p>
        </text:list-item>
        <text:list-item>
          <text:p text:style-name="P16"><text:span text:style-name="Source_20_Text"><text:span text:style-name="T30">tc_core = tcase_create("Core");</text:span></text:span><text:span text:style-name="T35">: Создает новый тестовый случай с именем "Core".</text:span></text:p>
        </text:list-item>
        <text:list-item>
          <text:p text:style-name="P16"><text:span text:style-name="Source_20_Text"><text:span text:style-name="T30">tcase_add_test(tc_core, test_money_create);</text:span></text:span><text:span text:style-name="T35">: Добавляет тестовую функцию </text:span><text:span text:style-name="Source_20_Text"><text:span text:style-name="T30">test_money_create</text:span></text:span><text:span text:style-name="T35"> в тестовый случай </text:span><text:span text:style-name="Source_20_Text"><text:span text:style-name="T30">tc_core</text:span></text:span><text:span text:style-name="T35">.</text:span></text:p>
        </text:list-item>
        <text:list-item>
          <text:p text:style-name="P16"><text:span text:style-name="Source_20_Text"><text:span text:style-name="T30">suite_add_tcase(s, tc_core);</text:span></text:span><text:span text:style-name="T35">: Добавляет тестовый случай </text:span><text:span text:style-name="Source_20_Text"><text:span text:style-name="T30">tc_core</text:span></text:span><text:span text:style-name="T35"> в тестовый набор </text:span><text:span text:style-name="Source_20_Text"><text:span text:style-name="T30">s</text:span></text:span><text:span text:style-name="T35">.</text:span></text:p>
        </text:list-item>
        <text:list-item>
          <text:p text:style-name="P16"><text:span text:style-name="Source_20_Text"><text:span text:style-name="T30">return s;</text:span></text:span><text:span text:style-name="T35">: Возвращает созданный тестовый набор.</text:span></text:p>
        </text:list-item>
      </text:list>
      <text:h text:style-name="P1" text:outline-level="3">Главная функция</text:h>
      <text:p text:style-name="P2"><text:span text:style-name="Source_20_Text"><text:span text:style-name="T56">int main(void)</text:span></text:span></text:p>
      <text:p text:style-name="P2"><text:span text:style-name="Source_20_Text"><text:span text:style-name="T56">{</text:span></text:span></text:p>
      <text:p text:style-name="P2"><text:span text:style-name="Source_20_Text"><text:span text:style-name="T62"><text:s text:c="4"/></text:span></text:span><text:span text:style-name="Source_20_Text"><text:span text:style-name="T56">int number_failed;</text:span></text:span></text:p>
      <text:p text:style-name="P2"><text:span text:style-name="Source_20_Text"><text:span text:style-name="T62"><text:s text:c="4"/></text:span></text:span><text:span text:style-name="Source_20_Text"><text:span text:style-name="T56">Suite *s;</text:span></text:span></text:p>
      <text:p text:style-name="P2"><text:span text:style-name="Source_20_Text"><text:span text:style-name="T62"><text:s text:c="4"/></text:span></text:span><text:span text:style-name="Source_20_Text"><text:span text:style-name="T56">SRunner *sr;</text:span></text:span></text:p>
      <text:p text:style-name="P9"/>
      <text:p text:style-name="P2"><text:span text:style-name="Source_20_Text"><text:span text:style-name="T62"><text:s text:c="4"/></text:span></text:span><text:span text:style-name="Source_20_Text"><text:span text:style-name="T56">s = money_suite();</text:span></text:span></text:p>
      <text:p text:style-name="P2"><text:span text:style-name="Source_20_Text"><text:span text:style-name="T62"><text:s text:c="4"/></text:span></text:span><text:span text:style-name="Source_20_Text"><text:span text:style-name="T56">sr = srunner_create(s);</text:span></text:span></text:p>
      <text:p text:style-name="P9"/>
      <text:p text:style-name="P2"><text:span text:style-name="Source_20_Text"><text:span text:style-name="T62"><text:s text:c="4"/></text:span></text:span><text:span text:style-name="Source_20_Text"><text:span text:style-name="T56">srunner_run_all(sr, CK_NORMAL);</text:span></text:span></text:p>
      <text:p text:style-name="P2"><text:span text:style-name="Source_20_Text"><text:span text:style-name="T62"><text:s text:c="4"/></text:span></text:span><text:span text:style-name="Source_20_Text"><text:span text:style-name="T56">number_failed = srunner_ntests_failed(sr);</text:span></text:span></text:p>
      <text:p text:style-name="P2"><text:span text:style-name="Source_20_Text"><text:span text:style-name="T62"><text:s text:c="4"/></text:span></text:span><text:span text:style-name="Source_20_Text"><text:span text:style-name="T56">srunner_free(sr);</text:span></text:span></text:p>
      <text:p text:style-name="P2"><text:span text:style-name="Source_20_Text"><text:span text:style-name="T62"><text:s text:c="4"/></text:span></text:span><text:span text:style-name="Source_20_Text"><text:span text:style-name="T56">return (number_failed == 0) ? EXIT_SUCCESS : EXIT_FAILURE;</text:span></text:span></text:p>
      <text:p text:style-name="P2"><text:span text:style-name="Source_20_Text"><text:span text:style-name="T56">}</text:span></text:span></text:p>
      <text:p text:style-name="P8">Apply</text:p>
      <text:list xml:id="list2276999866" text:style-name="L4">
        <text:list-item>
          <text:p text:style-name="P19"><text:span text:style-name="Source_20_Text"><text:span text:style-name="T30">int number_failed;</text:span></text:span><text:span text:style-name="T35">: Объявляет переменную для хранения количества неудачных тестов.</text:span></text:p>
        </text:list-item>
        <text:list-item>
          <text:p text:style-name="P18"><text:soft-page-break/><text:span text:style-name="Source_20_Text"><text:span text:style-name="T30">Suite *s;</text:span></text:span><text:span text:style-name="T35">: Объявляет указатель на структуру </text:span><text:span text:style-name="Source_20_Text"><text:span text:style-name="T30">Suite</text:span></text:span><text:span text:style-name="T35">, который будет использоваться для хранения тестового набора.</text:span></text:p>
        </text:list-item>
        <text:list-item>
          <text:p text:style-name="P18"><text:span text:style-name="Source_20_Text"><text:span text:style-name="T30">SRunner *sr;</text:span></text:span><text:span text:style-name="T35">: Объявляет указатель на структуру </text:span><text:span text:style-name="Source_20_Text"><text:span text:style-name="T30">SRunner</text:span></text:span><text:span text:style-name="T35">, который будет использоваться для запуска тестов.</text:span></text:p>
        </text:list-item>
        <text:list-item>
          <text:p text:style-name="P18"><text:span text:style-name="Source_20_Text"><text:span text:style-name="T30">s = money_suite();</text:span></text:span><text:span text:style-name="T35">: Создает тестовый набор с помощью функции </text:span><text:span text:style-name="Source_20_Text"><text:span text:style-name="T30">money_suite</text:span></text:span><text:span text:style-name="T35"> и сохраняет его в </text:span><text:span text:style-name="Source_20_Text"><text:span text:style-name="T30">s</text:span></text:span><text:span text:style-name="T35">.</text:span></text:p>
        </text:list-item>
        <text:list-item>
          <text:p text:style-name="P18"><text:span text:style-name="Source_20_Text"><text:span text:style-name="T30">sr = srunner_create(s);</text:span></text:span><text:span text:style-name="T35">: Создает объект </text:span><text:span text:style-name="Source_20_Text"><text:span text:style-name="T30">SRunner</text:span></text:span><text:span text:style-name="T35"> для запуска тестов из тестового набора </text:span><text:span text:style-name="Source_20_Text"><text:span text:style-name="T30">s</text:span></text:span><text:span text:style-name="T35">.</text:span></text:p>
        </text:list-item>
        <text:list-item>
          <text:p text:style-name="P18"><text:span text:style-name="Source_20_Text"><text:span text:style-name="T30">srunner_run_all(sr, CK_NORMAL);</text:span></text:span><text:span text:style-name="T35">: Запускает все тесты в </text:span><text:span text:style-name="Source_20_Text"><text:span text:style-name="T30">sr</text:span></text:span><text:span text:style-name="T35"> с нормальным уровнем логирования.</text:span></text:p>
        </text:list-item>
        <text:list-item>
          <text:p text:style-name="P18"><text:span text:style-name="Source_20_Text"><text:span text:style-name="T30">number_failed = srunner_ntests_failed(sr);</text:span></text:span><text:span text:style-name="T35">: Получает количество неудачных тестов из </text:span><text:span text:style-name="Source_20_Text"><text:span text:style-name="T30">sr</text:span></text:span><text:span text:style-name="T35"> и сохраняет его в </text:span><text:span text:style-name="Source_20_Text"><text:span text:style-name="T30">number_failed</text:span></text:span><text:span text:style-name="T35">.</text:span></text:p>
        </text:list-item>
        <text:list-item>
          <text:p text:style-name="P18"><text:span text:style-name="Source_20_Text"><text:span text:style-name="T30">srunner_free(sr);</text:span></text:span><text:span text:style-name="T35">: Освобождает память, выделенную под </text:span><text:span text:style-name="Source_20_Text"><text:span text:style-name="T30">sr</text:span></text:span><text:span text:style-name="T35">.</text:span></text:p>
        </text:list-item>
        <text:list-item>
          <text:p text:style-name="P18"><text:span text:style-name="Source_20_Text"><text:span text:style-name="T30">return (number_failed == 0) ? EXIT_SUCCESS : EXIT_FAILURE;</text:span></text:span><text:span text:style-name="T35">: Возвращает </text:span><text:span text:style-name="Source_20_Text"><text:span text:style-name="T30">EXIT_SUCCESS</text:span></text:span><text:span text:style-name="T35">, если все тесты прошли успешно, и </text:span><text:span text:style-name="Source_20_Text"><text:span text:style-name="T30">EXIT_FAILURE</text:span></text:span><text:span text:style-name="T35"> в противном случае.</text:span></text:p>
        </text:list-item>
      </text:list>
      <text:p text:style-name="P11"><text:span text:style-name="T35">Этот код использует фреймворк Check для написания и выполнения тестов для модуля </text:span><text:span text:style-name="Source_20_Text"><text:span text:style-name="T30">money</text:span></text:span><text:span text:style-name="T35">. Он создает тестовый набор, добавляет в него тестовый случай с тестовой функцией, запускает все тесты и возвращает код выхода в зависимости от того, прошли ли все тесты успешно.</text:span></text:p>
      <text:p text:style-name="P28">User</text:p>
      <text:p text:style-name="P3"><text:span text:style-name="Source_20_Text"><text:span text:style-name="T34">что представлеяет собой оператор Suite * в данном случае и какие действия в таком случае <text:s/>осуществляет библиотка check в </text:span></text:span></text:p>
      <text:p text:style-name="P29"><text:span text:style-name="T19"/></text:p>
      <text:p text:style-name="P11"><text:span text:style-name="T35">Оператор </text:span><text:span text:style-name="Source_20_Text"><text:span text:style-name="T30">Suite *</text:span></text:span><text:span text:style-name="T35"> в данном контексте используется для объявления указателя на структуру </text:span><text:span text:style-name="Source_20_Text"><text:span text:style-name="T30">Suite</text:span></text:span><text:span text:style-name="T35"> из фреймворка Check. Структура </text:span><text:span text:style-name="Source_20_Text"><text:span text:style-name="T30">Suite</text:span></text:span><text:span text:style-name="T35"> представляет собой коллекцию тестовых случаев (</text:span><text:span text:style-name="Source_20_Text"><text:span text:style-name="T30">TCase</text:span></text:span><text:span text:style-name="T35">), которые вы хотите запустить вместе. Каждый тестовый случай (</text:span><text:span text:style-name="Source_20_Text"><text:span text:style-name="T30">TCase</text:span></text:span><text:span text:style-name="T35">) содержит набор тестов, которые должны быть выполнены вместе.</text:span></text:p>
      <text:p text:style-name="P11"><text:span text:style-name="T35">Фреймворк Check использует структуру </text:span><text:span text:style-name="Source_20_Text"><text:span text:style-name="T30">Suite</text:span></text:span><text:span text:style-name="T35"> для организации и управления тестами. Вот как работает этот процесс:</text:span></text:p>
      <text:list xml:id="list1856806850" text:style-name="L5">
        <text:list-item>
          <text:p text:style-name="P21"><text:span text:style-name="Strong_20_Emphasis"><text:span text:style-name="T37">Создание тестового набора (</text:span></text:span><text:span text:style-name="Strong_20_Emphasis"><text:span text:style-name="Source_20_Text"><text:span text:style-name="T38">Suite</text:span></text:span></text:span><text:span text:style-name="Strong_20_Emphasis"><text:span text:style-name="T37">)</text:span></text:span><text:span text:style-name="T35">: Сначала вы создаете экземпляр </text:span><text:span text:style-name="Source_20_Text"><text:span text:style-name="T30">Suite</text:span></text:span><text:span text:style-name="T35"> с помощью функции </text:span><text:span text:style-name="Source_20_Text"><text:span text:style-name="T30">suite_create(const char *name)</text:span></text:span><text:span text:style-name="T35">, где </text:span><text:span text:style-name="Source_20_Text"><text:span text:style-name="T30">name</text:span></text:span><text:span text:style-name="T35"> - это имя вашего тестового набора. Этот шаг инициализирует структуру </text:span><text:span text:style-name="Source_20_Text"><text:span text:style-name="T30">Suite</text:span></text:span><text:span text:style-name="T35"> и подготавливает ее к добавлению тестовых случаев.</text:span></text:p>
        </text:list-item>
      </text:list>
      <text:list xml:id="list1986103580" text:style-name="L6">
        <text:list-item>
          <text:p text:style-name="P22"><text:span text:style-name="Strong_20_Emphasis"><text:span text:style-name="T37">Создание тестового случая (</text:span></text:span><text:span text:style-name="Strong_20_Emphasis"><text:span text:style-name="Source_20_Text"><text:span text:style-name="T38">TCase</text:span></text:span></text:span><text:span text:style-name="Strong_20_Emphasis"><text:span text:style-name="T37">)</text:span></text:span><text:span text:style-name="T35">: Затем вы создаете экземпляр </text:span><text:span text:style-name="Source_20_Text"><text:span text:style-name="T30">TCase</text:span></text:span><text:span text:style-name="T35"> с помощью функции </text:span><text:span text:style-name="Source_20_Text"><text:span text:style-name="T30">tcase_create(const char *name)</text:span></text:span><text:span text:style-name="T35">, где </text:span><text:span text:style-name="Source_20_Text"><text:span text:style-name="T30">name</text:span></text:span><text:span text:style-name="T35"> - это имя вашего тестового случая. Этот шаг инициализирует структуру </text:span><text:span text:style-name="Source_20_Text"><text:span text:style-name="T30">TCase</text:span></text:span><text:span text:style-name="T35"> и подготавливает ее к добавлению тестов.</text:span></text:p>
        </text:list-item>
      </text:list>
      <text:list xml:id="list2313992216" text:style-name="L7">
        <text:list-item>
          <text:p text:style-name="P23"><text:span text:style-name="Strong_20_Emphasis"><text:span text:style-name="T37">Добавление тестов в тестовый случай</text:span></text:span><text:span text:style-name="T35">: Вы добавляете тесты в тестовый случай с помощью функции </text:span><text:span text:style-name="Source_20_Text"><text:span text:style-name="T30">tcase_add_test(TCase *tc, TTest *test)</text:span></text:span><text:span text:style-name="T35">, где </text:span><text:span text:style-name="Source_20_Text"><text:span text:style-name="T30">tc</text:span></text:span><text:span text:style-name="T35"> - это указатель на ваш тестовый случай, а </text:span><text:span text:style-name="Source_20_Text"><text:span text:style-name="T30">test</text:span></text:span><text:span text:style-name="T35"> - это функция теста, которую вы хотите добавить.</text:span></text:p>
        </text:list-item>
      </text:list>
      <text:list xml:id="list3424429427" text:style-name="L8">
        <text:list-item>
          <text:p text:style-name="P24"><text:span text:style-name="Strong_20_Emphasis"><text:span text:style-name="T37">Добавление тестового случая в тестовый набор</text:span></text:span><text:span text:style-name="T35">: Вы добавляете тестовый случай в тестовый набор с помощью функции </text:span><text:span text:style-name="Source_20_Text"><text:span text:style-name="T30">suite_add_tcase(Suite *s, TCase *tc)</text:span></text:span><text:span text:style-name="T35">, где </text:span><text:span text:style-name="Source_20_Text"><text:span text:style-name="T30">s</text:span></text:span><text:span text:style-name="T35"> - это указатель на ваш тестовый набор, а </text:span><text:span text:style-name="Source_20_Text"><text:span text:style-name="T30">tc</text:span></text:span><text:span text:style-name="T35"> - это указатель на тестовый случай, который вы хотите добавить.</text:span></text:p>
        </text:list-item>
      </text:list>
      <text:list xml:id="list1475926095" text:style-name="L9">
        <text:list-item>
          <text:p text:style-name="P25"><text:span text:style-name="Strong_20_Emphasis"><text:span text:style-name="T37">Запуск тестов</text:span></text:span><text:span text:style-name="T35">: После того как все тесты и тестовые случаи были добавлены в тестовый набор, вы можете запустить тесты с помощью функции </text:span><text:span text:style-name="Source_20_Text"><text:span text:style-name="T30">srunner_run_all(SRunner *sr, enum print_output print_mode)</text:span></text:span><text:span text:style-name="T35">, где </text:span><text:span text:style-name="Source_20_Text"><text:span text:style-name="T30">sr</text:span></text:span><text:span text:style-name="T35"> - это экземпляр </text:span><text:span text:style-name="Source_20_Text"><text:span text:style-name="T30">SRunner</text:span></text:span><text:span text:style-name="T35">, созданный с помощью </text:span><text:span text:style-name="Source_20_Text"><text:span text:style-name="T30">srunner_create(Suite *s)</text:span></text:span><text:span text:style-name="T35">, а </text:span><text:span text:style-name="Source_20_Text"><text:span text:style-name="T30">print_mode</text:span></text:span><text:span text:style-name="T35"> определяет, как должны выводиться результаты тестирования.</text:span></text:p>
        </text:list-item>
      </text:list>
      <text:list xml:id="list477186364" text:style-name="L10">
        <text:list-item>
          <text:p text:style-name="P26"><text:soft-page-break/><text:span text:style-name="Strong_20_Emphasis"><text:span text:style-name="T37">Освобождение ресурсов</text:span></text:span><text:span text:style-name="T35">: После выполнения тестов вы должны освободить ресурсы, выделенные для </text:span><text:span text:style-name="Source_20_Text"><text:span text:style-name="T30">SRunner</text:span></text:span><text:span text:style-name="T35">, с помощью функции </text:span><text:span text:style-name="Source_20_Text"><text:span text:style-name="T30">srunner_free(SRunner *sr)</text:span></text:span><text:span text:style-name="T35">.</text:span></text:p>
        </text:list-item>
      </text:list>
      <text:p text:style-name="P11"><text:span text:style-name="T35">В вашем коде </text:span><text:span text:style-name="Source_20_Text"><text:span text:style-name="T30">Suite *s;</text:span></text:span><text:span text:style-name="T35"> объявляет указатель на структуру </text:span><text:span text:style-name="Source_20_Text"><text:span text:style-name="T30">Suite</text:span></text:span><text:span text:style-name="T35">, который затем используется для создания и управления тестовым набором. Фреймворк Check использует этот указатель для организации и выполнения тестов, определенных в тестовых случаях, добавленных в этот тестовый набор.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DM Sans" svg:font-family="'DM Sans', sans-serif"/>
    <style:font-face style:name="DM Serif Display" svg:font-family="'DM Serif Display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35:46.356872686</meta:creation-date>
    <dc:date>2024-03-11T16:39:17.511094495</dc:date>
    <meta:editing-duration>PT3M32S</meta:editing-duration>
    <meta:editing-cycles>1</meta:editing-cycles>
    <meta:document-statistic meta:table-count="0" meta:image-count="0" meta:object-count="0" meta:page-count="4" meta:paragraph-count="83" meta:word-count="832" meta:character-count="6250" meta:non-whitespace-character-count="5444"/>
    <meta:generator>LibreOffice/7.3.7.2$Linux_X86_64 LibreOffice_project/30$Build-2</meta:generator>
  </office:meta>
</office:document-meta>
</file>